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Send( Message &lt; ? &gt; message , MessageChannel channel , boolean s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eReceive( Message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nd( Message &lt; ? &gt; message , Message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ReceiveCompletion( @ Nullable Message &lt; ? &gt; message , MessageChannel channel , @ Nullable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stReceive( Message &lt; ? &gt; message , Message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SendCompletion( Message &lt; ? &gt; message , MessageChannel channel , boolean sent , @ Nullable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